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27f15" officeooo:paragraph-rsid="00127f15"/>
    </style:style>
    <style:style style:name="P2" style:family="paragraph" style:parent-style-name="Preformatted_20_Text" style:list-style-name="L1">
      <style:text-properties officeooo:paragraph-rsid="001a6225"/>
    </style:style>
    <style:style style:name="P3" style:family="paragraph" style:parent-style-name="Preformatted_20_Text" style:list-style-name="L1">
      <style:text-properties officeooo:paragraph-rsid="001abf24"/>
    </style:style>
    <style:style style:name="P4" style:family="paragraph" style:parent-style-name="Preformatted_20_Text" style:list-style-name="L1">
      <style:text-properties officeooo:paragraph-rsid="00187f7c"/>
    </style:style>
    <style:style style:name="P5" style:family="paragraph" style:parent-style-name="Preformatted_20_Text" style:list-style-name="L1">
      <style:text-properties officeooo:rsid="00127f15" officeooo:paragraph-rsid="00127f15"/>
    </style:style>
    <style:style style:name="P6" style:family="paragraph" style:parent-style-name="Preformatted_20_Text" style:list-style-name="L1">
      <style:text-properties officeooo:rsid="00127f15" officeooo:paragraph-rsid="001604cf"/>
    </style:style>
    <style:style style:name="P7" style:family="paragraph" style:parent-style-name="Preformatted_20_Text" style:list-style-name="L1">
      <style:text-properties officeooo:rsid="0014322c" officeooo:paragraph-rsid="0014322c"/>
    </style:style>
    <style:style style:name="P8" style:family="paragraph" style:parent-style-name="Preformatted_20_Text" style:list-style-name="L1">
      <style:text-properties officeooo:rsid="001604cf" officeooo:paragraph-rsid="002ea343"/>
    </style:style>
    <style:style style:name="P9" style:family="paragraph" style:parent-style-name="Preformatted_20_Text" style:list-style-name="L1">
      <style:text-properties officeooo:rsid="001604cf" officeooo:paragraph-rsid="001604cf"/>
    </style:style>
    <style:style style:name="P10" style:family="paragraph" style:parent-style-name="Preformatted_20_Text" style:list-style-name="L1">
      <style:text-properties officeooo:rsid="001abf24" officeooo:paragraph-rsid="001604cf"/>
    </style:style>
    <style:style style:name="P11" style:family="paragraph" style:parent-style-name="Preformatted_20_Text" style:list-style-name="L1">
      <style:text-properties officeooo:rsid="001abf24" officeooo:paragraph-rsid="001abf24"/>
    </style:style>
    <style:style style:name="P12" style:family="paragraph" style:parent-style-name="Preformatted_20_Text" style:list-style-name="L1">
      <style:text-properties officeooo:rsid="00187f7c" officeooo:paragraph-rsid="00187f7c"/>
    </style:style>
    <style:style style:name="P13" style:family="paragraph" style:parent-style-name="Preformatted_20_Text" style:list-style-name="L1">
      <style:text-properties officeooo:rsid="00187f7c" officeooo:paragraph-rsid="00330d4e"/>
    </style:style>
    <style:style style:name="P14" style:family="paragraph" style:parent-style-name="Preformatted_20_Text" style:list-style-name="L1">
      <style:text-properties fo:font-style="normal" fo:font-weight="normal" officeooo:rsid="00187f7c" officeooo:paragraph-rsid="002ea343" style:font-style-asian="normal" style:font-weight-asian="normal" style:font-style-complex="normal" style:font-weight-complex="normal"/>
    </style:style>
    <style:style style:name="P15" style:family="paragraph" style:parent-style-name="Preformatted_20_Text" style:list-style-name="L1">
      <style:text-properties fo:font-style="normal" fo:font-weight="normal" officeooo:rsid="00187f7c" officeooo:paragraph-rsid="00330d4e" style:font-style-asian="normal" style:font-weight-asian="normal" style:font-style-complex="normal" style:font-weight-complex="normal"/>
    </style:style>
    <style:style style:name="P16" style:family="paragraph" style:parent-style-name="Preformatted_20_Text" style:list-style-name="L1">
      <style:text-properties fo:font-style="normal" fo:font-weight="normal" officeooo:rsid="001f8972" officeooo:paragraph-rsid="001f8972" style:font-style-asian="normal" style:font-weight-asian="normal" style:font-style-complex="normal" style:font-weight-complex="normal"/>
    </style:style>
    <style:style style:name="P17" style:family="paragraph" style:parent-style-name="Preformatted_20_Text" style:list-style-name="L1">
      <style:text-properties fo:font-style="normal" fo:font-weight="normal" officeooo:rsid="001a6225" officeooo:paragraph-rsid="001a6225" style:font-style-asian="normal" style:font-weight-asian="normal" style:font-style-complex="normal" style:font-weight-complex="normal"/>
    </style:style>
    <style:style style:name="P18" style:family="paragraph" style:parent-style-name="Preformatted_20_Text" style:list-style-name="L1">
      <style:text-properties fo:font-style="normal" fo:font-weight="bold" officeooo:rsid="001f8972" officeooo:paragraph-rsid="001f8972" style:font-style-asian="normal" style:font-weight-asian="bold" style:font-style-complex="normal" style:font-weight-complex="bold"/>
    </style:style>
    <style:style style:name="P19" style:family="paragraph" style:parent-style-name="Preformatted_20_Text" style:list-style-name="L1">
      <style:text-properties fo:font-weight="bold" officeooo:rsid="00187f7c" officeooo:paragraph-rsid="001a6225" style:font-weight-asian="bold" style:font-weight-complex="bold"/>
    </style:style>
    <style:style style:name="P20" style:family="paragraph" style:parent-style-name="Preformatted_20_Text" style:list-style-name="L1">
      <style:text-properties fo:font-weight="bold" officeooo:rsid="00187f7c" officeooo:paragraph-rsid="00330d4e" style:font-weight-asian="bold" style:font-weight-complex="bold"/>
    </style:style>
    <style:style style:name="P21" style:family="paragraph" style:parent-style-name="Preformatted_20_Text" style:list-style-name="L1">
      <style:paragraph-properties fo:background-color="transparent">
        <style:background-image/>
      </style:paragraph-properties>
      <style:text-properties officeooo:rsid="00127f15" officeooo:paragraph-rsid="00127f15"/>
    </style:style>
    <style:style style:name="P22" style:family="paragraph" style:parent-style-name="Preformatted_20_Text" style:list-style-name="L1">
      <style:paragraph-properties fo:margin-left="1.251cm" fo:margin-right="0cm" fo:text-indent="-0.635cm" style:auto-text-indent="false"/>
      <style:text-properties officeooo:paragraph-rsid="001abf24"/>
    </style:style>
    <style:style style:name="P23" style:family="paragraph" style:parent-style-name="Preformatted_20_Text" style:list-style-name="L1">
      <style:paragraph-properties fo:margin-left="1.251cm" fo:margin-right="0cm" fo:text-indent="-0.635cm" style:auto-text-indent="false"/>
      <style:text-properties fo:font-style="normal" fo:font-weight="bold" officeooo:rsid="001abf24" officeooo:paragraph-rsid="001abf24" style:font-style-asian="normal" style:font-weight-asian="bold" style:font-style-complex="normal" style:font-weight-complex="bold"/>
    </style:style>
    <style:style style:name="P24" style:family="paragraph" style:parent-style-name="Preformatted_20_Text" style:list-style-name="L1">
      <style:paragraph-properties fo:margin-left="1.251cm" fo:margin-right="0cm" fo:text-indent="-0.635cm" style:auto-text-indent="false"/>
      <style:text-properties fo:font-style="normal" fo:font-weight="bold" officeooo:rsid="00248097" officeooo:paragraph-rsid="00248097" style:font-style-asian="normal" style:font-weight-asian="bold" style:font-style-complex="normal" style:font-weight-complex="bold"/>
    </style:style>
    <style:style style:name="P25" style:family="paragraph" style:parent-style-name="Preformatted_20_Text" style:list-style-name="L1">
      <style:paragraph-properties fo:margin-left="1.251cm" fo:margin-right="0cm" fo:text-indent="-0.635cm" style:auto-text-indent="false"/>
      <style:text-properties fo:font-style="normal" fo:font-weight="normal" officeooo:rsid="001abf24" officeooo:paragraph-rsid="00221dd0" style:font-style-asian="normal" style:font-weight-asian="normal" style:font-style-complex="normal" style:font-weight-complex="normal"/>
    </style:style>
    <style:style style:name="P26" style:family="paragraph" style:parent-style-name="Preformatted_20_Text" style:list-style-name="L1">
      <style:paragraph-properties fo:margin-left="1.251cm" fo:margin-right="0cm" fo:text-indent="-0.635cm" style:auto-text-indent="false"/>
      <style:text-properties fo:font-style="normal" fo:font-weight="normal" officeooo:rsid="00248097" officeooo:paragraph-rsid="00248097" style:font-style-asian="normal" style:font-weight-asian="normal" style:font-style-complex="normal" style:font-weight-complex="normal"/>
    </style:style>
    <style:style style:name="T1" style:family="text">
      <style:text-properties officeooo:rsid="0014322c"/>
    </style:style>
    <style:style style:name="T2" style:family="text">
      <style:text-properties officeooo:rsid="001604cf"/>
    </style:style>
    <style:style style:name="T3" style:family="text">
      <style:text-properties officeooo:rsid="00168fd9"/>
    </style:style>
    <style:style style:name="T4" style:family="text">
      <style:text-properties officeooo:rsid="00187f7c"/>
    </style:style>
    <style:style style:name="T5" style:family="text">
      <style:text-properties officeooo:rsid="001a622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a6225" style:font-weight-asian="bold" style:font-weight-complex="bold"/>
    </style:style>
    <style:style style:name="T8" style:family="text">
      <style:text-properties fo:font-weight="bold" officeooo:rsid="00221dd0" style:font-weight-asian="bold" style:font-weight-complex="bold"/>
    </style:style>
    <style:style style:name="T9" style:family="text">
      <style:text-properties fo:font-weight="bold" officeooo:rsid="00248097" style:font-weight-asian="bold" style:font-weight-complex="bold"/>
    </style:style>
    <style:style style:name="T10" style:family="text">
      <style:text-properties fo:font-weight="bold" officeooo:rsid="00263d55" style:font-weight-asian="bold" style:font-weight-complex="bold"/>
    </style:style>
    <style:style style:name="T11" style:family="text">
      <style:text-properties fo:font-weight="bold" officeooo:rsid="00268d89" style:font-weight-asian="bold" style:font-weight-complex="bold"/>
    </style:style>
    <style:style style:name="T12" style:family="text">
      <style:text-properties fo:font-weight="bold" officeooo:rsid="002857ae" style:font-weight-asian="bold" style:font-weight-complex="bold"/>
    </style:style>
    <style:style style:name="T13" style:family="text">
      <style:text-properties fo:font-weight="bold" officeooo:rsid="002ea343" style:font-weight-asian="bold" style:font-weight-complex="bold"/>
    </style:style>
    <style:style style:name="T14" style:family="text">
      <style:text-properties fo:font-weight="normal" officeooo:rsid="001a6225" style:font-weight-asian="normal" style:font-weight-complex="normal"/>
    </style:style>
    <style:style style:name="T15" style:family="text">
      <style:text-properties fo:font-weight="normal" officeooo:rsid="002ff9a1" style:font-weight-asian="normal" style:font-weight-complex="normal"/>
    </style:style>
    <style:style style:name="T16" style:family="text">
      <style:text-properties fo:font-style="italic" officeooo:rsid="001a6225" style:font-style-asian="italic" style:font-style-complex="italic"/>
    </style:style>
    <style:style style:name="T17" style:family="text">
      <style:text-properties fo:font-style="italic" fo:font-weight="normal" officeooo:rsid="001a6225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officeooo:rsid="001abf24" style:font-style-asian="italic" style:font-style-complex="italic"/>
    </style:style>
    <style:style style:name="T19" style:family="text">
      <style:text-properties fo:font-style="italic" fo:font-weight="bold" officeooo:rsid="001abf24" style:font-style-asian="italic" style:font-weight-asian="bold" style:font-style-complex="italic" style:font-weight-complex="bold"/>
    </style:style>
    <style:style style:name="T20" style:family="text">
      <style:text-properties fo:font-style="normal" officeooo:rsid="001a6225" style:font-style-asian="normal" style:font-style-complex="normal"/>
    </style:style>
    <style:style style:name="T21" style:family="text">
      <style:text-properties fo:font-style="normal" officeooo:rsid="001abf24" style:font-style-asian="normal" style:font-style-complex="normal"/>
    </style:style>
    <style:style style:name="T22" style:family="text">
      <style:text-properties fo:font-style="normal" officeooo:rsid="00330d4e" style:font-style-asian="normal" style:font-style-complex="normal"/>
    </style:style>
    <style:style style:name="T23" style:family="text">
      <style:text-properties fo:font-style="normal" officeooo:rsid="00366609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a622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abf2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7f7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a34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30d4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officeooo:rsid="001abf24" style:font-style-asian="normal" style:font-weight-asian="bold" style:font-style-complex="normal" style:font-weight-complex="bold"/>
    </style:style>
    <style:style style:name="T31" style:family="text">
      <style:text-properties officeooo:rsid="00209437"/>
    </style:style>
    <style:style style:name="T32" style:family="text">
      <style:text-properties officeooo:rsid="002857ae"/>
    </style:style>
    <style:style style:name="T33" style:family="text">
      <style:text-properties officeooo:rsid="002aee7c"/>
    </style:style>
    <style:style style:name="T34" style:family="text">
      <style:text-properties officeooo:rsid="002ea343"/>
    </style:style>
    <style:style style:name="T35" style:family="text">
      <style:text-properties officeooo:rsid="00330d4e"/>
    </style:style>
    <style:style style:name="T36" style:family="text">
      <style:text-properties officeooo:rsid="0033cc7e"/>
    </style:style>
    <style:style style:name="T37" style:family="text">
      <style:text-properties officeooo:rsid="0036ad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s Assistent</text:p>
      <text:p text:style-name="P1"/>
      <text:list xml:id="list1039419346" text:style-name="L1">
        <text:list-item>
          <text:p text:style-name="P5">km – choose <text:span text:style-name="T1">sg-latin.map.gz for swiss layout (for other language look up the web)</text:span></text:p>
        </text:list-item>
        <text:list-item>
          <text:p text:style-name="P21"><text:span text:style-name="T7"># </text:span><text:span text:style-name="T6">/arch/setup</text:span> – run the arch setup script</text:p>
          <text:list>
            <text:list-item>
              <text:p text:style-name="P5">choose core <text:span text:style-name="T1">when you install from the CD</text:span></text:p>
            </text:list-item>
            <text:list-item>
              <text:p text:style-name="P7">choose your favorite editor nano or vi (for advanced user)</text:p>
            </text:list-item>
            <text:list-item>
              <text:p text:style-name="P7">choose your Timeregion and zone (Europe/Zurich for Swiss)</text:p>
            </text:list-item>
            <text:list-item>
              <text:p text:style-name="P8"><text:span text:style-name="T34">Set your disk partition how </text:span><text:span text:style-name="T13">you</text:span><text:span text:style-name="T34"> would have it (autoprepare if not sure what you should do)</text:span></text:p>
            </text:list-item>
            <text:list-item>
              <text:p text:style-name="P9">Select packages</text:p>
              <text:list>
                <text:list-item>
                  <text:p text:style-name="P9">Select Bootloader GRUB</text:p>
                </text:list-item>
                <text:list-item>
                  <text:p text:style-name="P9">Select base package group <text:span text:style-name="T31">(base-devel if needed)</text:span></text:p>
                </text:list-item>
                <text:list-item>
                  <text:p text:style-name="P9">Add sudo <text:span text:style-name="T36">&amp;</text:span> <text:span text:style-name="T33">openssh </text:span>to the default packages</text:p>
                </text:list-item>
              </text:list>
            </text:list-item>
            <text:list-item>
              <text:p text:style-name="P9">install packages</text:p>
            </text:list-item>
            <text:list-item>
              <text:p text:style-name="P9">configure system</text:p>
              <text:list>
                <text:list-item>
                  <text:p text:style-name="P9">/<text:span text:style-name="T4">etc/</text:span>rc.conf</text:p>
                  <text:list>
                    <text:list-item>
                      <text:p text:style-name="P9">write your own hostname (f.e. Ifoehn)</text:p>
                    </text:list-item>
                    <text:list-item>
                      <text:p text:style-name="P6"><text:span text:style-name="T2">add the network interface name (f.e. </text:span><text:span text:style-name="T34">e</text:span><text:span text:style-name="T3">th0)</text:span></text:p>
                    </text:list-item>
                  </text:list>
                </text:list-item>
                <text:list-item>
                  <text:p text:style-name="P10">/etc/modprobe.d/modprobe.conf</text:p>
                  <text:list>
                    <text:list-item>
                      <text:p text:style-name="P11">blacklist snd_pcsp</text:p>
                    </text:list-item>
                    <text:list-item>
                      <text:p text:style-name="P11">blacklist pcspkr</text:p>
                    </text:list-item>
                  </text:list>
                </text:list-item>
                <text:list-item>
                  <text:p text:style-name="P12">/etc/hosts – check if the hostname is insert</text:p>
                </text:list-item>
                <text:list-item>
                  <text:p text:style-name="P4"><text:span text:style-name="T4">/etc/locale.gen – uncomment your LOCALE (en_US....)</text:span></text:p>
                </text:list-item>
                <text:list-item>
                  <text:p text:style-name="P12">/etc/pacman.d/mirrorlist – uncomment the repository from your country and 1 or 2 fallback repos</text:p>
                </text:list-item>
                <text:list-item>
                  <text:p text:style-name="P12">write a password for root</text:p>
                </text:list-item>
              </text:list>
            </text:list-item>
            <text:list-item>
              <text:p text:style-name="P12">install Bootloader – Check the /boot/grub/menu.lst</text:p>
            </text:list-item>
            <text:list-item>
              <text:p text:style-name="P12">Finish Installation <text:span text:style-name="T37">and reboot your system</text:span></text:p>
            </text:list-item>
          </text:list>
        </text:list-item>
        <text:list-item>
          <text:p text:style-name="P19"><text:span text:style-name="T5"># pacman -Syu –</text:span><text:span text:style-name="T14"> reboot after a kernel update</text:span></text:p>
        </text:list-item>
        <text:list-item>
          <text:p text:style-name="P13"><text:span text:style-name="T35">edit </text:span>/etc/pacman.conf <text:span text:style-name="T35">(its important to do that after you upgrade your system)</text:span></text:p>
          <text:list>
            <text:list-item>
              <text:p text:style-name="P15">uncomment #[multilib]</text:p>
            </text:list-item>
            <text:list-item>
              <text:p text:style-name="P20"><text:span text:style-name="T28">uncomment </text:span><text:span text:style-name="T25">#Include = /etc/pacman.d/mirrorlist</text:span></text:p>
            </text:list-item>
          </text:list>
        </text:list-item>
        <text:list-item>
          <text:p text:style-name="P20"><text:span text:style-name="T22"># pacman -Sy</text:span><text:span text:style-name="T23">y</text:span></text:p>
        </text:list-item>
        <text:list-item>
          <text:p text:style-name="P19"><text:span text:style-name="T5"># useradd -m -G users,audio,video,wheel,storage,optical,power,network,log -s /bin/bash </text:span><text:span text:style-name="T16">yourusername </text:span></text:p>
        </text:list-item>
        <text:list-item>
          <text:p text:style-name="P19"><text:span text:style-name="T21"># </text:span><text:span text:style-name="T20">passwd </text:span><text:span text:style-name="T16">yourusername</text:span></text:p>
        </text:list-item>
        <text:list-item>
          <text:p text:style-name="P18"># visudo</text:p>
          <text:list>
            <text:list-item>
              <text:p text:style-name="P16">uncomment the line with %wheel ALL=(ALL) ALL</text:p>
            </text:list-item>
          </text:list>
        </text:list-item>
        <text:list-item>
          <text:p text:style-name="P19"><text:span text:style-name="T21"># </text:span><text:span text:style-name="T20">pacman -S alsa-firmware alsa-utils alsa-oss</text:span></text:p>
          <text:list>
            <text:list-item>
              <text:p text:style-name="P17">alsaconf (detect sound card)</text:p>
            </text:list-item>
            <text:list-item>
              <text:p text:style-name="P2"><text:span text:style-name="T25">run alsamixer as normal user (su </text:span><text:span text:style-name="T17">yourusername</text:span><text:span text:style-name="T25">) to adjust volume</text:span></text:p>
            </text:list-item>
            <text:list-item>
              <text:p text:style-name="P3"><text:span text:style-name="T26">save settings by going back to root and run </text:span><text:span text:style-name="T30"># alsactl store </text:span></text:p>
            </text:list-item>
          </text:list>
        </text:list-item>
        <text:list-item>
          <text:p text:style-name="P22"><text:span text:style-name="T21">add </text:span><text:span text:style-name="T18">dbus</text:span><text:span text:style-name="T21"> and </text:span><text:span text:style-name="T18">@alsa</text:span><text:span text:style-name="T21"> to the DAEMONS in /etc/rc.conf</text:span></text:p>
        </text:list-item>
        <text:list-item>
          <text:p text:style-name="P22"># <text:span text:style-name="T30">pacman</text:span> <text:span text:style-name="T6">-S xorg-server xorg-xinit xorg-utils xorg-server-utils</text:span></text:p>
        </text:list-item>
        <text:list-item>
          <text:p text:style-name="P22"><text:span text:style-name="T30"># pacman -S xf86-video-</text:span><text:span text:style-name="T19">yourvideocard</text:span><text:span text:style-name="T21"> (if not known type #lspci | grep VGA)</text:span></text:p>
        </text:list-item>
        <text:list-item>
          <text:p text:style-name="P23"># Xorg -configure <text:span text:style-name="T15">(or use your videocard configuration tool)</text:span></text:p>
        </text:list-item>
        <text:list-item>
          <text:p text:style-name="P23"># cp /root/xorg.conf /etc/X11/xorg.conf</text:p>
        </text:list-item>
        <text:list-item>
          <text:p text:style-name="P25"><text:span text:style-name="T12">$</text:span><text:span text:style-name="T8"> </text:span><text:span text:style-name="T10">mkdir </text:span><text:span text:style-name="T12">~</text:span><text:span text:style-name="T10">/install/ &amp; </text:span><text:span text:style-name="T12">$</text:span><text:span text:style-name="T10"> </text:span><text:span text:style-name="T8">scp </text:span><text:span text:style-name="T11">-r</text:span><text:span text:style-name="T8"> </text:span><text:a xlink:type="simple" xlink:href="mailto:troopa@192.168.1.64"><text:span text:style-name="T8">troopa@192.168.1.64</text:span></text:a><text:span text:style-name="T8">:/home/Project/o_ArchLinux/03_Release </text:span><text:span text:style-name="T12">~</text:span><text:span text:style-name="T8">/</text:span><text:span text:style-name="T9">install/</text:span></text:p>
        </text:list-item>
        <text:list-item>
          <text:p text:style-name="P24"><text:span text:style-name="T32">$</text:span> cd ~/install/ &amp; chmod +x install.sh &amp; ./install.sh</text:p>
        </text:list-item>
        <text:list-item>
          <text:p text:style-name="P26">use your new system with standard configurations wich can customized by your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5T22:23:03</dc:date>
    <dc:creator>troopa </dc:creator>
    <meta:generator>OpenOffice.org/3.2$Unix OpenOffice.org_project/320m19$Build-9505</meta:generator>
    <meta:editing-duration>PT15H43M03S</meta:editing-duration>
    <meta:editing-cycles>29</meta:editing-cycles>
    <meta:document-statistic meta:table-count="0" meta:image-count="0" meta:object-count="0" meta:page-count="1" meta:paragraph-count="46" meta:word-count="353" meta:character-count="2191"/>
  </office:meta>
</office:document-meta>
</file>